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0299in" fo:margin-bottom="0.0299in" style:contextual-spacing="false"/>
      <style:text-properties officeooo:rsid="0004722e" officeooo:paragraph-rsid="0004722e"/>
    </style:style>
    <style:style style:name="P2" style:family="paragraph" style:parent-style-name="Standard" style:list-style-name="Numbering_20_123">
      <style:paragraph-properties fo:margin-top="0.0299in" fo:margin-bottom="0.0299in" style:contextual-spacing="false"/>
      <style:text-properties officeooo:rsid="0004722e" officeooo:paragraph-rsid="0004722e"/>
    </style:style>
    <style:style style:name="P3" style:family="paragraph" style:parent-style-name="Standard" style:list-style-name="List_20_1">
      <style:paragraph-properties fo:margin-top="0.0299in" fo:margin-bottom="0.0299in" style:contextual-spacing="false"/>
      <style:text-properties officeooo:rsid="00052540" officeooo:paragraph-rsid="00052540"/>
    </style:style>
    <style:style style:name="P4" style:family="paragraph" style:parent-style-name="Standard" style:list-style-name="Numbering_20_123">
      <style:paragraph-properties fo:margin-top="0.0299in" fo:margin-bottom="0.0299in" style:contextual-spacing="false"/>
      <style:text-properties officeooo:rsid="00052540" officeooo:paragraph-rsid="00052540"/>
    </style:style>
    <style:style style:name="P5" style:family="paragraph" style:parent-style-name="Standard" style:list-style-name="List_20_1">
      <style:paragraph-properties fo:margin-top="0.0299in" fo:margin-bottom="0.0299in" style:contextual-spacing="false"/>
      <style:text-properties officeooo:rsid="00052540" officeooo:paragraph-rsid="0009210e"/>
    </style:style>
    <style:style style:name="P6" style:family="paragraph" style:parent-style-name="Standard" style:list-style-name="List_20_1">
      <style:paragraph-properties fo:margin-top="0.0299in" fo:margin-bottom="0.0299in" style:contextual-spacing="false"/>
      <style:text-properties officeooo:rsid="0006c9a1" officeooo:paragraph-rsid="0009210e"/>
    </style:style>
    <style:style style:name="P7" style:family="paragraph" style:parent-style-name="Standard" style:list-style-name="List_20_1">
      <style:paragraph-properties fo:margin-top="0.0299in" fo:margin-bottom="0.0299in" style:contextual-spacing="false"/>
      <style:text-properties officeooo:rsid="0006c9a1" officeooo:paragraph-rsid="0006c9a1"/>
    </style:style>
    <style:style style:name="P8" style:family="paragraph" style:parent-style-name="Standard" style:list-style-name="List_20_1">
      <style:paragraph-properties fo:margin-top="0.0299in" fo:margin-bottom="0.0299in" style:contextual-spacing="false"/>
      <style:text-properties officeooo:rsid="00079a4a" officeooo:paragraph-rsid="00079a4a"/>
    </style:style>
    <style:style style:name="P9" style:family="paragraph" style:parent-style-name="Standard" style:list-style-name="Numbering_20_123">
      <style:paragraph-properties fo:margin-top="0.0299in" fo:margin-bottom="0.0299in" style:contextual-spacing="false"/>
      <style:text-properties officeooo:rsid="00079a4a" officeooo:paragraph-rsid="00079a4a"/>
    </style:style>
    <style:style style:name="P10" style:family="paragraph" style:parent-style-name="Standard" style:list-style-name="List_20_1">
      <style:paragraph-properties fo:margin-top="0.0299in" fo:margin-bottom="0.0299in" style:contextual-spacing="false"/>
      <style:text-properties officeooo:rsid="00087c7d" officeooo:paragraph-rsid="000a91b3"/>
    </style:style>
    <style:style style:name="P11" style:family="paragraph" style:parent-style-name="Standard" style:list-style-name="List_20_1">
      <style:paragraph-properties fo:margin-top="0.0299in" fo:margin-bottom="0.0299in" style:contextual-spacing="false"/>
      <style:text-properties officeooo:rsid="00087c7d" officeooo:paragraph-rsid="0009210e"/>
    </style:style>
    <style:style style:name="P12" style:family="paragraph" style:parent-style-name="Standard" style:list-style-name="Numbering_20_123">
      <style:paragraph-properties fo:margin-top="0.0299in" fo:margin-bottom="0.0299in" style:contextual-spacing="false"/>
      <style:text-properties officeooo:rsid="0009210e" officeooo:paragraph-rsid="0009210e"/>
    </style:style>
    <style:style style:name="P13" style:family="paragraph" style:parent-style-name="Standard" style:list-style-name="List_20_1">
      <style:paragraph-properties fo:margin-top="0.0299in" fo:margin-bottom="0.0299in" style:contextual-spacing="false"/>
      <style:text-properties officeooo:rsid="0009210e" officeooo:paragraph-rsid="0009210e"/>
    </style:style>
    <style:style style:name="P14" style:family="paragraph" style:parent-style-name="Standard" style:list-style-name="List_20_1">
      <style:paragraph-properties fo:margin-top="0.0299in" fo:margin-bottom="0.0299in" style:contextual-spacing="false"/>
      <style:text-properties officeooo:rsid="000a026b" officeooo:paragraph-rsid="000a026b"/>
    </style:style>
    <style:style style:name="P15" style:family="paragraph" style:parent-style-name="Standard" style:list-style-name="Numbering_20_123">
      <style:paragraph-properties fo:margin-top="0.0299in" fo:margin-bottom="0.0299in" style:contextual-spacing="false"/>
      <style:text-properties officeooo:rsid="000a91b3" officeooo:paragraph-rsid="000a91b3"/>
    </style:style>
    <style:style style:name="P16" style:family="paragraph" style:parent-style-name="Standard" style:list-style-name="List_20_1">
      <style:paragraph-properties fo:margin-top="0.0299in" fo:margin-bottom="0.0299in" style:contextual-spacing="false"/>
      <style:text-properties officeooo:rsid="000a91b3" officeooo:paragraph-rsid="000a91b3"/>
    </style:style>
    <style:style style:name="P17" style:family="paragraph" style:parent-style-name="Standard" style:list-style-name="List_20_1">
      <style:paragraph-properties fo:margin-top="0.0299in" fo:margin-bottom="0.0299in" style:contextual-spacing="false"/>
      <style:text-properties officeooo:rsid="000cc1ae" officeooo:paragraph-rsid="000cc1ae"/>
    </style:style>
    <style:style style:name="P18" style:family="paragraph" style:parent-style-name="Standard" style:list-style-name="Numbering_20_123">
      <style:paragraph-properties fo:margin-top="0.0299in" fo:margin-bottom="0.0299in" style:contextual-spacing="false"/>
      <style:text-properties officeooo:rsid="000cc1ae" officeooo:paragraph-rsid="000cc1ae"/>
    </style:style>
    <style:style style:name="P19" style:family="paragraph" style:parent-style-name="Standard" style:list-style-name="List_20_1">
      <style:paragraph-properties fo:margin-top="0.0299in" fo:margin-bottom="0.0299in" style:contextual-spacing="false"/>
      <style:text-properties officeooo:rsid="000d53e4" officeooo:paragraph-rsid="000d53e4"/>
    </style:style>
    <style:style style:name="P20" style:family="paragraph" style:parent-style-name="Standard" style:list-style-name="List_20_1">
      <style:paragraph-properties fo:margin-top="0.0299in" fo:margin-bottom="0.0299in" style:contextual-spacing="false"/>
      <style:text-properties officeooo:rsid="000f1ac1" officeooo:paragraph-rsid="000f1ac1" style:language-asian="ko" style:country-asian="KR"/>
    </style:style>
    <style:style style:name="P21" style:family="paragraph" style:parent-style-name="Standard" style:list-style-name="Numbering_20_123">
      <style:paragraph-properties fo:margin-top="0.0299in" fo:margin-bottom="0.0299in" style:contextual-spacing="false"/>
      <style:text-properties officeooo:rsid="000d53e4" officeooo:paragraph-rsid="000d53e4"/>
    </style:style>
    <style:style style:name="P22" style:family="paragraph" style:parent-style-name="Standard" style:list-style-name="List_20_1">
      <style:paragraph-properties fo:margin-top="0.0299in" fo:margin-bottom="0.0299in" style:contextual-spacing="false"/>
      <style:text-properties officeooo:rsid="000f8041" officeooo:paragraph-rsid="000f8041" style:language-asian="ko" style:country-asian="KR"/>
    </style:style>
    <style:style style:name="P23" style:family="paragraph" style:parent-style-name="Standard" style:list-style-name="List_20_1">
      <style:paragraph-properties fo:margin-top="0.0299in" fo:margin-bottom="0.0299in" style:contextual-spacing="false"/>
      <style:text-properties officeooo:rsid="00104754" officeooo:paragraph-rsid="00104754"/>
    </style:style>
    <style:style style:name="P24" style:family="paragraph" style:parent-style-name="Standard" style:list-style-name="List_20_1">
      <style:paragraph-properties fo:margin-top="0.0299in" fo:margin-bottom="0.0299in" style:contextual-spacing="false"/>
      <style:text-properties officeooo:rsid="00120bab" officeooo:paragraph-rsid="00120bab"/>
    </style:style>
    <style:style style:name="P25" style:family="paragraph" style:parent-style-name="Standard" style:list-style-name="Numbering_20_123">
      <style:paragraph-properties fo:margin-top="0.0299in" fo:margin-bottom="0.0299in" style:contextual-spacing="false"/>
      <style:text-properties officeooo:rsid="0012e90f" officeooo:paragraph-rsid="0012e90f"/>
    </style:style>
    <style:style style:name="P26" style:family="paragraph" style:parent-style-name="Standard" style:list-style-name="List_20_1">
      <style:paragraph-properties fo:margin-top="0.0299in" fo:margin-bottom="0.0299in" style:contextual-spacing="false"/>
      <style:text-properties officeooo:rsid="0012e90f" officeooo:paragraph-rsid="0012e90f"/>
    </style:style>
    <style:style style:name="P27" style:family="paragraph" style:parent-style-name="Standard" style:list-style-name="List_20_1">
      <style:paragraph-properties fo:margin-top="0.0299in" fo:margin-bottom="0.0299in" style:contextual-spacing="false"/>
      <style:text-properties officeooo:rsid="00137901" officeooo:paragraph-rsid="00137901"/>
    </style:style>
    <style:style style:name="P28" style:family="paragraph" style:parent-style-name="Standard" style:list-style-name="List_20_1">
      <style:paragraph-properties fo:margin-top="0.0299in" fo:margin-bottom="0.0299in" style:contextual-spacing="false"/>
      <style:text-properties fo:font-style="normal" officeooo:rsid="00137901" officeooo:paragraph-rsid="00137901" style:font-style-asian="normal" style:font-style-complex="normal"/>
    </style:style>
    <style:style style:name="P29" style:family="paragraph" style:parent-style-name="Standard" style:list-style-name="Numbering_20_123">
      <style:paragraph-properties fo:margin-top="0.0299in" fo:margin-bottom="0.0299in" style:contextual-spacing="false"/>
      <style:text-properties officeooo:rsid="00137901" officeooo:paragraph-rsid="00137901"/>
    </style:style>
    <style:style style:name="P30" style:family="paragraph" style:parent-style-name="Standard" style:list-style-name="List_20_1">
      <style:paragraph-properties fo:margin-top="0.0299in" fo:margin-bottom="0.0299in" style:contextual-spacing="false"/>
      <style:text-properties officeooo:rsid="0013a8bc" officeooo:paragraph-rsid="0013a8bc"/>
    </style:style>
    <style:style style:name="P31" style:family="paragraph" style:parent-style-name="Standard" style:list-style-name="Numbering_20_123">
      <style:paragraph-properties fo:margin-top="0.0299in" fo:margin-bottom="0.0299in" style:contextual-spacing="false"/>
      <style:text-properties officeooo:rsid="0013a8bc" officeooo:paragraph-rsid="0013a8bc"/>
    </style:style>
    <style:style style:name="P32" style:family="paragraph" style:parent-style-name="Standard" style:list-style-name="Numbering_20_123">
      <style:paragraph-properties fo:margin-top="0.0299in" fo:margin-bottom="0.0299in" style:contextual-spacing="false"/>
      <style:text-properties officeooo:rsid="0014dd65" officeooo:paragraph-rsid="0014dd65"/>
    </style:style>
    <style:style style:name="P33" style:family="paragraph" style:parent-style-name="Standard" style:list-style-name="Numbering_20_123">
      <style:paragraph-properties fo:margin-top="0.0299in" fo:margin-bottom="0.0299in" style:contextual-spacing="false"/>
      <style:text-properties officeooo:rsid="0014f86c" officeooo:paragraph-rsid="0014f86c"/>
    </style:style>
    <style:style style:name="P34" style:family="paragraph" style:parent-style-name="Standard" style:list-style-name="List_20_1">
      <style:paragraph-properties fo:margin-top="0.0299in" fo:margin-bottom="0.0299in" style:contextual-spacing="false"/>
      <style:text-properties officeooo:rsid="0014f86c" officeooo:paragraph-rsid="0014f86c"/>
    </style:style>
    <style:style style:name="P35" style:family="paragraph" style:parent-style-name="Standard" style:list-style-name="Numbering_20_123">
      <style:paragraph-properties fo:margin-top="0.0299in" fo:margin-bottom="0.0299in" style:contextual-spacing="false"/>
      <style:text-properties officeooo:rsid="00160f80" officeooo:paragraph-rsid="00160f80"/>
    </style:style>
    <style:style style:name="P36" style:family="paragraph" style:parent-style-name="Standard" style:list-style-name="List_20_1">
      <style:paragraph-properties fo:margin-top="0.0299in" fo:margin-bottom="0.0299in" style:contextual-spacing="false"/>
      <style:text-properties officeooo:rsid="00160f80" officeooo:paragraph-rsid="00160f80"/>
    </style:style>
    <style:style style:name="P37" style:family="paragraph" style:parent-style-name="Standard">
      <style:paragraph-properties fo:margin-top="0.0299in" fo:margin-bottom="0.0299in" style:contextual-spacing="false"/>
      <style:text-properties officeooo:rsid="00160f80" officeooo:paragraph-rsid="00160f80"/>
    </style:style>
    <style:style style:name="P38" style:family="paragraph" style:parent-style-name="Standard" style:list-style-name="List_20_1">
      <style:paragraph-properties fo:margin-top="0.0299in" fo:margin-bottom="0.0299in" style:contextual-spacing="false"/>
      <style:text-properties officeooo:rsid="001787a3" officeooo:paragraph-rsid="001787a3"/>
    </style:style>
    <style:style style:name="P39" style:family="paragraph" style:parent-style-name="Standard" style:list-style-name="List_20_1">
      <style:paragraph-properties fo:margin-top="0.0299in" fo:margin-bottom="0.0299in" style:contextual-spacing="false"/>
      <style:text-properties officeooo:rsid="00182b17" officeooo:paragraph-rsid="00182b17"/>
    </style:style>
    <style:style style:name="P40" style:family="paragraph" style:parent-style-name="Standard" style:list-style-name="Numbering_20_123">
      <style:paragraph-properties fo:margin-top="0.0299in" fo:margin-bottom="0.0299in" style:contextual-spacing="false"/>
      <style:text-properties officeooo:rsid="00182b17" officeooo:paragraph-rsid="00182b17"/>
    </style:style>
    <style:style style:name="P41" style:family="paragraph" style:parent-style-name="Standard" style:list-style-name="List_20_1">
      <style:paragraph-properties fo:margin-top="0.0299in" fo:margin-bottom="0.0299in" style:contextual-spacing="false"/>
      <style:text-properties officeooo:rsid="00087c7d" officeooo:paragraph-rsid="00087c7d"/>
    </style:style>
    <style:style style:name="T1" style:family="text">
      <style:text-properties officeooo:rsid="0006c9a1"/>
    </style:style>
    <style:style style:name="T2" style:family="text">
      <style:text-properties officeooo:rsid="000a91b3"/>
    </style:style>
    <style:style style:name="T3" style:family="text">
      <style:text-properties style:text-underline-style="solid" style:text-underline-width="auto" style:text-underline-color="font-color"/>
    </style:style>
    <style:style style:name="T4" style:family="text">
      <style:text-properties officeooo:rsid="000a026b"/>
    </style:style>
    <style:style style:name="T5" style:family="text">
      <style:text-properties officeooo:rsid="000f8041"/>
    </style:style>
    <style:style style:name="T6" style:family="text">
      <style:text-properties officeooo:rsid="00120bab"/>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ding Psychology 2.0</text:p>
      <text:p text:style-name="P1"/>
      <text:p text:style-name="P1">Best Practices (p309-408)</text:p>
      <text:list xml:id="list2103475622" text:style-name="Numbering_20_123">
        <text:list-item>
          <text:p text:style-name="P2">Tracking a Basket of Stocks to Anticipate Market Move and Themes</text:p>
        </text:list-item>
        <text:list-item>
          <text:p text:style-name="P2">Tracking Volatility and correlation among Sectors <text:tab/></text:p>
        </text:list-item>
      </text:list>
      <text:list xml:id="list3399550560" text:style-name="List_20_1">
        <text:list-item>
          <text:list>
            <text:list-item>
              <text:p text:style-name="P3">You want both the directional move and volatility to move in your favor</text:p>
            </text:list-item>
            <text:list-item>
              <text:p text:style-name="P3">Track as volatility is expanding/contracting intra-day and choose position size accordingly</text:p>
            </text:list-item>
            <text:list-item>
              <text:p text:style-name="P3">Continue tracking after you have a position opened, and manage it accordingly. Refer to ongoing change in volatility for management in order not to overstay a trade when volatility is contracting (contra your initial trade premise) and not to cover to quickly when the volatility is expanding</text:p>
            </text:list-item>
          </text:list>
        </text:list-item>
      </text:list>
      <text:list xml:id="list155811164872542" text:continue-list="list2103475622" text:style-name="Numbering_20_123">
        <text:list-item>
          <text:p text:style-name="P4">Tracking Price Action, Volatility, and Correlation Across Asset Classes</text:p>
        </text:list-item>
        <text:list-item>
          <text:p text:style-name="P4">Tracking Real-Time Buying and Selling Pressure with TICK</text:p>
        </text:list-item>
        <text:list-item>
          <text:p text:style-name="P4">Using the Dow TICK ($TICKI) to Track Program Trading</text:p>
        </text:list-item>
        <text:list-item>
          <text:p text:style-name="P4">Tracking Market Cycles Using Stock Market Breadth and Intermarket Correlations</text:p>
        </text:list-item>
        <text:list-item>
          <text:p text:style-name="P4">Sizing Positions for Sound Risk Control</text:p>
        </text:list-item>
      </text:list>
      <text:list xml:id="list155811551367393" text:continue-list="list3399550560" text:style-name="List_20_1">
        <text:list-item>
          <text:list>
            <text:list-item>
              <text:p text:style-name="P5">Size according to risk (tolerance) and NOT according to your needs or wants for profi<text:span text:style-name="T1">t</text:span></text:p>
            </text:list-item>
            <text:list-item>
              <text:p text:style-name="P6">You must be willing to live face and live through worst case scenario for every trade. This is both financially and emotionally. One bad trade shouldn’t significantly effect your profit and losses nor your mood for the week (or any longer term period).</text:p>
            </text:list-item>
            <text:list-item>
              <text:p text:style-name="P7">Don’t allow short-term trades to turn into long term trades (with respect to any time-frame chart)</text:p>
            </text:list-item>
            <text:list-item>
              <text:p text:style-name="P8">Don’t ignore psychological impact of large losses. One large loss will throw you off your edge. It naturally removes our focus from the market to your PnL leading you to more bad trades only for you to extend to even larger loss.</text:p>
            </text:list-item>
            <text:list-item>
              <text:p text:style-name="P8">Don’t compensate for large position size with tight stop. Stop needs to go where it needs to go, your only option to reduce risk is to reduce your position size.</text:p>
            </text:list-item>
            <text:list-item>
              <text:p text:style-name="P8">Well define your stop, your holding period and the volatility you expect in advance.</text:p>
            </text:list-item>
          </text:list>
        </text:list-item>
      </text:list>
      <text:list xml:id="list155810844829127" text:continue-list="list155811164872542" text:style-name="Numbering_20_123">
        <text:list-item>
          <text:p text:style-name="P9">Managing Opportunity as Well as Risk</text:p>
        </text:list-item>
      </text:list>
      <text:list xml:id="list155811297025477" text:continue-list="list155811551367393" text:style-name="List_20_1">
        <text:list-item>
          <text:list>
            <text:list-item>
              <text:p text:style-name="P10">If you under-size your bet, you are failing to capitalize on your edge over the market. <text:span text:style-name="T2">T</text:span>his is mismanagement of opportunity. <text:span text:style-name="T2">(Your edge is only temporary anyway, so capitalize on it while you can)</text:span></text:p>
            </text:list-item>
            <text:list-item>
              <text:p text:style-name="P11">Mismanagement of opportunity is just as detrimental as mismanagement of risk.</text:p>
            </text:list-item>
            <text:list-item>
              <text:p text:style-name="P11">If you would be unhappy even if trade goes immediately to target, because size was too small, you will be trapped in lose-lose scenario. Risk and Opportunity management is important for psychological side as much as for financial side. Position size should too big its loss will debilitates us but not too small it erases sense of achievement. <text:s/></text:p>
            </text:list-item>
          </text:list>
        </text:list-item>
      </text:list>
      <text:list xml:id="list155810872129221" text:continue-list="list155810844829127" text:style-name="Numbering_20_123">
        <text:list-item>
          <text:p text:style-name="P12">Dissecting Your Winning and Losing Trades</text:p>
        </text:list-item>
      </text:list>
      <text:list xml:id="list155810140082863" text:continue-list="list155811297025477" text:style-name="List_20_1">
        <text:list-item>
          <text:list>
            <text:list-item>
              <text:p text:style-name="P13">Evaluate your trades based on <text:span text:style-name="T3">process not outcome</text:span>. Trade that was placed compulsively with excessive size is a bad trade regardless of whether it made money or not.</text:p>
            </text:list-item>
            <text:list-item>
              <text:p text:style-name="P13">After any trade, ask yourself; <text:span text:style-name="T4">did you follow your own rules and ‘right process’?</text:span></text:p>
            </text:list-item>
            <text:list-item>
              <text:p text:style-name="P14"><text:soft-page-break/>Analyze both winning and losing trades. Isolate the part of process that was good, and part that was bad. Feed the feedback forward to your next trade (or next session)</text:p>
            </text:list-item>
            <text:list-item>
              <text:p text:style-name="P14">Good trade but lost =&gt; your evaluation can help you not get too emotional on losses</text:p>
            </text:list-item>
            <text:list-item>
              <text:p text:style-name="P14">Bad trade that won =&gt; your evaluation will help you fix your mistakes before it leads to a significant loss.</text:p>
            </text:list-item>
          </text:list>
        </text:list-item>
      </text:list>
      <text:list xml:id="list155811435339077" text:continue-list="list155810872129221" text:style-name="Numbering_20_123">
        <text:list-item>
          <text:p text:style-name="P15">Collecting Trading Metrics</text:p>
        </text:list-item>
      </text:list>
      <text:list xml:id="list155810103758776" text:continue-list="list155810140082863" text:style-name="List_20_1">
        <text:list-item>
          <text:list>
            <text:list-item>
              <text:p text:style-name="P16">You can’t improve what you don’t track</text:p>
            </text:list-item>
            <text:list-item>
              <text:p text:style-name="P17">Identify your strength and weakness, learn ways to exploit your strength and avoid your weakness</text:p>
            </text:list-item>
            <text:list-item>
              <text:p text:style-name="P17">Use your knowledge about your own patterns to be more self-aware in trading</text:p>
            </text:list-item>
          </text:list>
        </text:list-item>
      </text:list>
      <text:list xml:id="list155811381917862" text:continue-list="list155811435339077" text:style-name="Numbering_20_123">
        <text:list-item>
          <text:p text:style-name="P18">Collecting Personal Metrics </text:p>
        </text:list-item>
      </text:list>
      <text:list xml:id="list155811989977577" text:continue-list="list155810103758776" text:style-name="List_20_1">
        <text:list-item>
          <text:list>
            <text:list-item>
              <text:p text:style-name="P19">Keep track of emotional, physical and cognitive states with trading performance</text:p>
            </text:list-item>
            <text:list-item>
              <text:p text:style-name="P19">our lifestyles can greatly influence trading</text:p>
            </text:list-item>
            <text:list-item>
              <text:p text:style-name="P20">Sustained peak performance requires excellent self care.</text:p>
            </text:list-item>
          </text:list>
        </text:list-item>
      </text:list>
      <text:list xml:id="list155811168903639" text:continue-list="list155811381917862" text:style-name="Numbering_20_123">
        <text:list-item>
          <text:p text:style-name="P21">Staying in Love with Markets</text:p>
        </text:list-item>
      </text:list>
      <text:list xml:id="list155811266685000" text:continue-list="list155811989977577" text:style-name="List_20_1">
        <text:list-item>
          <text:list>
            <text:list-item>
              <text:p text:style-name="P19">During the ups and downs of trading, remain connected to factors that initially brought you to trading.</text:p>
            </text:list-item>
            <text:list-item>
              <text:p text:style-name="P20">We must get gratification from our work, regardless of PnL. After hours, enjoy doing research and learning about the market. During the session, focus on opportunity and good process. </text:p>
            </text:list-item>
            <text:list-item>
              <text:p text:style-name="P20">If you focus on the profit, it will kill the passion for the market. You need this to sustain high level of performance.</text:p>
            </text:list-item>
          </text:list>
        </text:list-item>
      </text:list>
      <text:list xml:id="list155810134394679" text:continue-list="list155811168903639" text:style-name="Numbering_20_123">
        <text:list-item>
          <text:p text:style-name="P21">Creating Emotional Diversification</text:p>
        </text:list-item>
      </text:list>
      <text:list xml:id="list155810605125678" text:continue-list="list155811266685000" text:style-name="List_20_1">
        <text:list-item>
          <text:list>
            <text:list-item>
              <text:p text:style-name="P20">Keep your emotional portfolio diverse as well, i.e. have at least one source of fulfillment outside the market. <text:span text:style-name="T5">Traders with loving relationships and participation of regular, satisfying activity, are less likely to become too mired in psychological slumps in trading.</text:span></text:p>
            </text:list-item>
            <text:list-item>
              <text:p text:style-name="P22">Don’t let your personal sense of well-being, your mood and energy level be too influenced by day to day variations of your portfolio.</text:p>
            </text:list-item>
            <text:list-item>
              <text:p text:style-name="P22">Diversified emotional portfolio will balance out your trading stress, so it never becomes debilitating<text:tab/> distress.</text:p>
            </text:list-item>
          </text:list>
        </text:list-item>
      </text:list>
      <text:list xml:id="list155810406974746" text:continue-list="list155810134394679" text:style-name="Numbering_20_123">
        <text:list-item>
          <text:p text:style-name="P21">Creating Workouts fro Our Strengths</text:p>
        </text:list-item>
      </text:list>
      <text:list xml:id="list155810880810547" text:continue-list="list155810605125678" text:style-name="List_20_1">
        <text:list-item>
          <text:list>
            <text:list-item>
              <text:p text:style-name="P23">Develop your neuroplasticity by occasionally trying something new, outside of your area of expertise and comfort zone. This will lead you to more enriching life. </text:p>
            </text:list-item>
          </text:list>
        </text:list-item>
      </text:list>
      <text:list xml:id="list155810548021256" text:continue-list="list155810406974746" text:style-name="Numbering_20_123">
        <text:list-item>
          <text:p text:style-name="P21">Enhancing Our Creativity</text:p>
        </text:list-item>
      </text:list>
      <text:list xml:id="list155811451576612" text:continue-list="list155810880810547" text:style-name="List_20_1">
        <text:list-item>
          <text:list>
            <text:list-item>
              <text:p text:style-name="P23">Market is ever-changing. Creativity will help you adapt to new market conditions, by enabling you to see new aspects of the market and your old framework under new perspective</text:p>
            </text:list-item>
            <text:list-item>
              <text:p text:style-name="P23">Use creativity to counterbalance your confirmation bias. Biased trader impose his views on the market, creative trader imposes the market to his views.</text:p>
            </text:list-item>
            <text:list-item>
              <text:p text:style-name="P23">Develop your creativity by:</text:p>
              <text:list>
                <text:list-item>
                  <text:p text:style-name="P23">Talking to traders who are very different from you in style, view, asset classes, etc.</text:p>
                </text:list-item>
                <text:list-item>
                  <text:p text:style-name="P23">Follow the sentiments of other market participants in social media and chats.</text:p>
                </text:list-item>
                <text:list-item>
                  <text:p text:style-name="P23">Read new materials such as blogs, articles, written research <text:span text:style-name="T6">and books. </text:span></text:p>
                </text:list-item>
                <text:list-item>
                  <text:p text:style-name="P24"><text:soft-page-break/>Brain dump after learning new material, write your thoughts down as they come. This will help you turn implicit knowledge explicit and integrate perspectives you encountered from multiple sources.</text:p>
                </text:list-item>
                <text:list-item>
                  <text:p text:style-name="P24">Follow different markets and time frames. By detecting thematic shifts or patterns across different assets and multiple time frames, you can uncover new opportunities in your market</text:p>
                </text:list-item>
              </text:list>
            </text:list-item>
            <text:list-item>
              <text:p text:style-name="P24">Use creativity to feed your intellectual curiosity for the market.</text:p>
            </text:list-item>
          </text:list>
        </text:list-item>
      </text:list>
      <text:list xml:id="list155811628807388" text:continue-list="list155810548021256" text:style-name="Numbering_20_123">
        <text:list-item>
          <text:p text:style-name="P25">Tracking and Interpreting Negative Self-Talk</text:p>
        </text:list-item>
      </text:list>
      <text:list xml:id="list155811333721727" text:continue-list="list155811451576612" text:style-name="List_20_1">
        <text:list-item>
          <text:list>
            <text:list-item>
              <text:p text:style-name="P26">Self-Talk is a reflection of how we see ourselves, others and the world around us. It has significant influence over how we interact with the world, especially with the market. </text:p>
            </text:list-item>
            <text:list-item>
              <text:p text:style-name="P26">Kind of self-talk we should avoid in general, but especially as traders, are those that are driven by ideas of perfectionism, pessimism, overconfidence, and comparison with other traders.</text:p>
            </text:list-item>
            <text:list-item>
              <text:p text:style-name="P27">We must first be <text:span text:style-name="T7">aware</text:span><text:span text:style-name="T8"> of our self-talk in order to guide their direction.</text:span></text:p>
            </text:list-item>
            <text:list-item>
              <text:p text:style-name="P28">Use journals to write down what you are thinking about during trading. Identify the negative and positive self talk, situations that triggered them and how it influenced your trading decisions. </text:p>
            </text:list-item>
          </text:list>
        </text:list-item>
      </text:list>
      <text:list xml:id="list155811280452130" text:continue-list="list155811628807388" text:style-name="Numbering_20_123">
        <text:list-item>
          <text:p text:style-name="P29">Training Ourselves to Stay Calm and Focused</text:p>
        </text:list-item>
      </text:list>
      <text:list xml:id="list155811809793012" text:continue-list="list155811333721727" text:style-name="List_20_1">
        <text:list-item>
          <text:list>
            <text:list-item>
              <text:p text:style-name="P27">When you notice you are entering ‘fight or flight’ mode, use deep breathing, relaxation, or other meditative techniques to control the physiological arousal and our mind back to calm and focused state.</text:p>
            </text:list-item>
            <text:list-item>
              <text:p text:style-name="P30">Consider using biofeedback. For example, heart rate variability helps us identify when we are in the zone.</text:p>
            </text:list-item>
          </text:list>
        </text:list-item>
      </text:list>
      <text:list xml:id="list155810476658941" text:continue-list="list155811280452130" text:style-name="Numbering_20_123">
        <text:list-item>
          <text:p text:style-name="P31">Sustaining Cognitive Focus</text:p>
        </text:list-item>
      </text:list>
      <text:list xml:id="list155810738371118" text:continue-list="list155811809793012" text:style-name="List_20_1">
        <text:list-item>
          <text:list>
            <text:list-item>
              <text:p text:style-name="P30">Relaxed state isn’t sufficient to be in the zone. We must be relaxed and focused.</text:p>
            </text:list-item>
            <text:list-item>
              <text:p text:style-name="P30">By progressive overload, train our brain to sustain longer and longer period of focus. (Using biofeedback will help tracking progress)</text:p>
            </text:list-item>
            <text:list-item>
              <text:p text:style-name="P30">(Consider software program called Heart Math)</text:p>
            </text:list-item>
            <text:list-item>
              <text:p text:style-name="P30">Our ability to focus deeply and for long determines our trading performance and success.</text:p>
            </text:list-item>
          </text:list>
        </text:list-item>
      </text:list>
      <text:list xml:id="list155810190573185" text:continue-list="list155810476658941" text:style-name="Numbering_20_123">
        <text:list-item>
          <text:p text:style-name="P31">Integrate Coaching and Mentorship.</text:p>
        </text:list-item>
        <text:list-item>
          <text:p text:style-name="P32">Joining a Team, Building a Team</text:p>
        </text:list-item>
        <text:list-item>
          <text:p text:style-name="P33">Building Inspiration into Your Daily Routine</text:p>
        </text:list-item>
      </text:list>
      <text:list xml:id="list155810086971344" text:continue-list="list155810738371118" text:style-name="List_20_1">
        <text:list-item>
          <text:list>
            <text:list-item>
              <text:p text:style-name="P34">Emotions such as tenderness, gratitude and appretiation contributes significantly to your mood, relationship and health.</text:p>
            </text:list-item>
            <text:list-item>
              <text:p text:style-name="P34">Secure sources of daily inspiration, such as religion, romance, art, etc and build them into daily and weekly routines. </text:p>
            </text:list-item>
          </text:list>
        </text:list-item>
      </text:list>
      <text:list xml:id="list155810439971610" text:continue-list="list155810190573185" text:style-name="Numbering_20_123">
        <text:list-item>
          <text:p text:style-name="P35">Going with the Market Flow and Day Structure</text:p>
        </text:list-item>
      </text:list>
      <text:list xml:id="list155811627407327" text:continue-list="list155810086971344" text:style-name="List_20_1">
        <text:list-item>
          <text:list>
            <text:list-item>
              <text:p text:style-name="P36">Always have the longer term structure in mind when analyzing shorter term market. </text:p>
            </text:list-item>
            <text:list-item>
              <text:p text:style-name="P36">On both time frames, ask yourself is the market trending or trading range, then think about the relationship between the two time frames. (Shorter term bear trend could be pullback in bull trend or bear leg in trading range in higher time frame.)</text:p>
            </text:list-item>
            <text:list-item>
              <text:p text:style-name="P36">For intraday trades, think about how the entire day will be like, and align your trades into the day’s structure as it unfolds.</text:p>
            </text:list-item>
          </text:list>
        </text:list-item>
      </text:list>
      <text:p text:style-name="P37"/>
      <text:list xml:id="list155810687685746" text:continue-list="list155810439971610" text:style-name="Numbering_20_123">
        <text:list-item>
          <text:p text:style-name="P35"><text:soft-page-break/>Reading in Parallel to Increase Creativity</text:p>
        </text:list-item>
        <text:list-item>
          <text:p text:style-name="P35">Developing Rules for Managing Your Risk</text:p>
        </text:list-item>
      </text:list>
      <text:list xml:id="list155810294150995" text:continue-list="list155811627407327" text:style-name="List_20_1">
        <text:list-item>
          <text:list>
            <text:list-item>
              <text:p text:style-name="P36">Example: a trader has maximum loss limit per day (1%), per week (2.5%) and per month (10%). Stressed is reduced as he knows no one trade or series of trades will be so disastrous he can’t recover.</text:p>
            </text:list-item>
            <text:list-item>
              <text:p text:style-name="P36">Risk management is important. Limit the possible losses from any single trade AND time period. This will prevent deep drawdowns.</text:p>
            </text:list-item>
            <text:list-item>
              <text:p text:style-name="P38">Remember you can’t win the game of trading if you can’t play. You need to survive first.</text:p>
            </text:list-item>
            <text:list-item>
              <text:p text:style-name="P39">Risk management is the best psychological management</text:p>
            </text:list-item>
            <text:list-item>
              <text:p text:style-name="P39">Hard rules on how much you can loose per trade/time period turns good risk management into a positive habit pattern.</text:p>
            </text:list-item>
          </text:list>
        </text:list-item>
      </text:list>
      <text:list xml:id="list155811381620167" text:continue-list="list155810687685746" text:style-name="Numbering_20_123">
        <text:list-item>
          <text:p text:style-name="P40">Keeping Yourself in Peak Condition</text:p>
        </text:list-item>
      </text:list>
      <text:list xml:id="list155810158860568" text:continue-list="list155810294150995" text:style-name="List_20_1">
        <text:list-item>
          <text:list>
            <text:list-item>
              <text:p text:style-name="P39">Maintain your peak condition in physical, emotional, mental health</text:p>
            </text:list-item>
            <text:list-item>
              <text:p text:style-name="P39">Reducing stress isn’t enough. Trader draws reserve from all areas of life.</text:p>
            </text:list-item>
            <text:list-item>
              <text:p text:style-name="P39">Don’t leave peak conditioning work to leftover moments. </text:p>
            </text:list-item>
          </text:list>
        </text:list-item>
      </text:list>
      <text:list text:continue-list="list155811381620167" text:style-name="Numbering_20_123">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soft-page-break/>.</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text:p>
        </text:list-item>
        <text:list-item>
          <text:p text:style-name="P9"/>
        </text:list-item>
      </text:list>
      <text:list text:continue-list="list155810158860568" text:style-name="List_20_1">
        <text:list-item>
          <text:list>
            <text:list-item>
              <text:p text:style-name="P41"/>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9T05:17:04.007178700</meta:creation-date>
    <meta:editing-duration>PT2H49M31S</meta:editing-duration>
    <meta:editing-cycles>6</meta:editing-cycles>
    <meta:generator>LibreOffice/25.8.2.2$Windows_X86_64 LibreOffice_project/d401f2107ccab8f924a8e2df40f573aab7605b6f</meta:generator>
    <dc:date>2025-12-03T15:58:09.816402300</dc:date>
    <meta:document-statistic meta:table-count="0" meta:image-count="0" meta:object-count="0" meta:page-count="5" meta:paragraph-count="124" meta:word-count="1592" meta:character-count="9202" meta:non-whitespace-character-count="7840"/>
  </office:meta>
</office:document-meta>
</file>